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930000041B2A26B61576B9B1A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9.701cm" svg:height="12.301cm" draw:z-index="0"><draw:image xlink:href="Pictures/10000001000006930000041B2A26B61576B9B1A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22:41:42.904216533</meta:creation-date>
    <dc:date>2023-11-03T22:42:22.699887493</dc:date>
    <meta:editing-duration>PT4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